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LLANEZ CUSI, LEYDI GLADY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5023122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G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LLANEZ CUSI LEYDI GLADY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23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32</text:p>
          </table:table-cell>
          <table:table-cell table:style-name="Tableau1.D2" office:value-type="string">
            <text:p text:style-name="P13">19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62058483</text:p>
          </table:table-cell>
          <table:table-cell table:style-name="Tabla2.A2" office:value-type="string">
            <text:p text:style-name="P9">1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67463104</text:p>
          </table:table-cell>
          <table:table-cell table:style-name="Tabla2.A2" office:value-type="string">
            <text:p text:style-name="P9">3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3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Razón social: Leydi Gladys Yllanez Cusi<text:line-break/>RUC: 1045023122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17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